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Site: <text:a xlink:type="simple" xlink:href="https://mlateb.github.io" office:name=""><text:span text:style-name="Definition">mlateb.github.io</text:span></text:a><text:line-break/>Email: <text:a xlink:type="simple" xlink:href="mailto:mustapha.lateb@gmail.com" office:name=""><text:span text:style-name="Definition">mustapha.lateb@gmail.com</text:span></text:a><text:line-break/>Adress: Chania, Greece<text:line-break/>Phone: 699 499 7057</text:p>
      <text:h text:style-name="Heading_20_2" text:outline-level="2"><text:bookmark-start text:name="introduction"/>Introduction<text:bookmark-end text:name="introduction"/></text:h>
      <text:p text:style-name="First_20_paragraph">I use Satellite Remote Sensing and GIS, Image processing, Machine Learning, Statistics, Timeseries Analysis in order to solve Ecolocal issues, mainly Landcover change and Forestfire mapping.<text:line-break/>Focuse is on Open Source solutions, Python geospatial libraries, QGIS, linux, Version controle systems. Commercial tools are also used.</text:p>
      <text:p text:style-name="Text_20_body">I’m currently working as <text:span text:style-name="T1">researcher</text:span> at <text:span text:style-name="T2">Mediterranean Agronomic Institute of Chania</text:span> <text:a xlink:type="simple" xlink:href="https://www.iamc.ciheam.org/" office:name=""><text:span text:style-name="Definition">MAICh</text:span></text:a>.</text:p>
      <text:h text:style-name="Heading_20_2" text:outline-level="2"><text:bookmark-start text:name="work-experience"/>Work Experience<text:bookmark-end text:name="work-experience"/></text:h>
      <text:p text:style-name="First_20_paragraph">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/text:p>
      <text:h text:style-name="Heading_20_2" text:outline-level="2"><text:bookmark-start text:name="communication-and-organisation"/>Communication and Organisation<text:bookmark-end text:name="communication-and-organisation"/></text:h>
      <text:p text:style-name="First_20_paragraph">Used to work in multicultural and multidisciplinary teams. Open to new ideas and challenges. I was in the organising committee of the following conferences:</text:p>
      <text:list text:style-name="L1">
        <text:list-item>
          <text:p text:style-name="P1"><text:a xlink:type="simple" xlink:href="http://symposium.earsel.org/38th-symposium-Chania/" office:name=""><text:span text:style-name="Definition">38th Annual EARSeL Symposium</text:span></text:a><text:line-break/></text:p>
        </text:list-item>
        <text:list-item>
          <text:p text:style-name="P1"><text:a xlink:type="simple" xlink:href="http://ffsig2017.maich.gr/en/" office:name=""><text:span text:style-name="Definition">11th EARSeL Forest Fires SIG Workshop</text:span></text:a></text:p>
        </text:list-item>
      </text:list>
      <text:h text:style-name="Heading_20_2" text:outline-level="2"><text:bookmark-start text:name="other-work-experience"/>Other Work Experience<text:bookmark-end text:name="other-work-experience"/></text:h>
      <text:p text:style-name="First_20_paragraph">During two years I worked</text:p>
      <text:list text:style-name="L2">
        <text:list-item>
          <text:p text:style-name="P2">Mar 2013–Sep 2013 : <text:span text:style-name="T1">Energy Steward</text:span> at Aldaph (Novo Nordisk A/S),TO, Algeria</text:p>
        </text:list-item>
        <text:list-item>
          <text:p text:style-name="P2">Nov 2011–Feb 2013 : <text:span text:style-name="T1">Quality Assurance Technician</text:span> at Aldaph (Novo Nordisk A/S),TO, Algeria</text:p>
        </text:list-item>
      </text:list>
      <text:p text:style-name="First_20_paragraph">Novo Nordisk A/S - Global healthcare company headquartered in Denmark.</text:p>
      <text:h text:style-name="Heading_20_2" text:outline-level="2"><text:bookmark-start text:name="education"/>Education<text:bookmark-end text:name="education"/></text:h>
      <text:list text:style-name="L3">
        <text:list-item>
          <text:p text:style-name="P3">2016 – current : <text:span text:style-name="T2">PhD student</text:span>, <text:span text:style-name="T1">Geoinformation applied to Plant Ecology</text:span>, UMMTO, Algeria<text:line-break/><text:span text:style-name="T2">Topic:</text:span> Multitemporal landcover mapping<text:line-break/></text:p>
        </text:list-item>
        <text:list-item>
          <text:p text:style-name="P3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3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3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3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programming-skills"/>Programming Skills<text:bookmark-end text:name="programming-skills"/></text:h>
      <text:p text:style-name="First_20_paragraph"><text:span text:style-name="T1">Geospatial processing:</text:span> Python (rasterio, pandas, numpy, matplotlib,seaborn, geopandas, shapely, …)<text:line-break/><text:span text:style-name="T1">Database:</text:span> SQL<text:line-break/><text:span text:style-name="T1">Version controle:</text:span> Git, GitHub<text:line-break/><text:span text:style-name="T1">Web design:</text:span> HTML , CSS, Markdown<text:line-break/><text:span text:style-name="T1">Softwares:</text:span> QGIS, eCognition, ArcGIS, ERDAS, MapInfo<text:line-break/><text:span text:style-name="T1">Operating systems:</text:span> Linux &amp; Windows</text:p>
      <text:h text:style-name="Heading_20_2" text:outline-level="2"><text:bookmark-start text:name="languages"/>Languages<text:bookmark-end text:name="languages"/></text:h>
      <text:list text:style-name="L4">
        <text:list-item>
          <text:p text:style-name="P4"><text:span text:style-name="T1">Kabyle :</text:span> Mother tongue</text:p>
        </text:list-item>
        <text:list-item>
          <text:p text:style-name="P4"><text:span text:style-name="T1">English:</text:span> Fluent</text:p>
        </text:list-item>
        <text:list-item>
          <text:p text:style-name="P4"><text:span text:style-name="T1">French:</text:span> Fluent</text:p>
        </text:list-item>
        <text:list-item>
          <text:p text:style-name="P4"><text:span text:style-name="T1">Arabic:</text:span> Fluent</text:p>
        </text:list-item>
        <text:list-item>
          <text:p text:style-name="P4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